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io_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cantidadModulo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pla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-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Sumas y restas básic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S-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eyes fundamental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0:56:18.674235543</meta:creation-date>
    <dc:date>2024-06-25T11:12:26.124681797</dc:date>
    <meta:editing-duration>PT16M9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